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5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m_to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pathshala</text:p>
          </table:table-cell>
          <table:table-cell/>
          <table:table-cell office:value-type="string" calcext:value-type="string">
            <text:p>bp_age</text:p>
          </table:table-cell>
          <table:table-cell/>
          <table:table-cell office:value-type="string" calcext:value-type="string">
            <text:p>test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277" calcext:value-type="float">
            <text:p>-277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actor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fse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 ma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" table:formula="of:=[.$B4]*[.B8]+[.$B5]" office:value-type="float" office:value="82.7" calcext:value-type="float">
            <text:p>82.70</text:p>
          </table:table-cell>
          <table:table-cell table:style-name="ce1" table:formula="of:=[.$B4]*[.C8]+[.$B5]" office:value-type="float" office:value="84.4" calcext:value-type="float">
            <text:p>84.40</text:p>
          </table:table-cell>
          <table:table-cell table:style-name="ce1" table:formula="of:=[.$B4]*[.D8]+[.$B5]" office:value-type="float" office:value="86.1" calcext:value-type="float">
            <text:p>86.10</text:p>
          </table:table-cell>
          <table:table-cell table:style-name="ce1" table:formula="of:=[.$B4]*[.E8]+[.$B5]" office:value-type="float" office:value="87.8" calcext:value-type="float">
            <text:p>87.80</text:p>
          </table:table-cell>
          <table:table-cell table:style-name="ce1" table:formula="of:=[.$B4]*[.F8]+[.$B5]" office:value-type="float" office:value="89.5" calcext:value-type="float">
            <text:p>89.50</text:p>
          </table:table-cell>
          <table:table-cell table:style-name="ce1" table:formula="of:=[.$B4]*[.G8]+[.$B5]" office:value-type="float" office:value="91.2" calcext:value-type="float">
            <text:p>91.20</text:p>
          </table:table-cell>
          <table:table-cell table:style-name="ce1" table:formula="of:=[.$B4]*[.H8]+[.$B5]" office:value-type="float" office:value="92.9" calcext:value-type="float">
            <text:p>92.90</text:p>
          </table:table-cell>
          <table:table-cell table:style-name="ce1" table:formula="of:=[.$B4]*[.I8]+[.$B5]" office:value-type="float" office:value="94.6" calcext:value-type="float">
            <text:p>94.60</text:p>
          </table:table-cell>
          <table:table-cell table:style-name="ce1" table:formula="of:=[.$B4]*[.J8]+[.$B5]" office:value-type="float" office:value="96.3" calcext:value-type="float">
            <text:p>96.30</text:p>
          </table:table-cell>
          <table:table-cell table:style-name="ce1" table:formula="of:=[.$B4]*[.K8]+[.$B5]" office:value-type="float" office:value="98" calcext:value-type="float">
            <text:p>98.00</text:p>
          </table:table-cell>
          <table:table-cell table:style-name="ce1"/>
        </table:table-row>
        <table:table-row table:style-name="ro1">
          <table:table-cell office:value-type="string" calcext:value-type="string">
            <text:p>y</text:p>
          </table:table-cell>
          <table:table-cell table:style-name="ce1" table:formula="of:=[.$B2]*[.B9]+[.$B3]" office:value-type="float" office:value="309.45" calcext:value-type="float">
            <text:p>309.45</text:p>
          </table:table-cell>
          <table:table-cell table:style-name="ce1" table:formula="of:=[.$B2]*[.C9]+[.$B3]" office:value-type="float" office:value="315.4" calcext:value-type="float">
            <text:p>315.40</text:p>
          </table:table-cell>
          <table:table-cell table:style-name="ce1" table:formula="of:=[.$B2]*[.D9]+[.$B3]" office:value-type="float" office:value="321.35" calcext:value-type="float">
            <text:p>321.35</text:p>
          </table:table-cell>
          <table:table-cell table:style-name="ce1" table:formula="of:=[.$B2]*[.E9]+[.$B3]" office:value-type="float" office:value="327.3" calcext:value-type="float">
            <text:p>327.30</text:p>
          </table:table-cell>
          <table:table-cell table:style-name="ce1" table:formula="of:=[.$B2]*[.F9]+[.$B3]" office:value-type="float" office:value="333.25" calcext:value-type="float">
            <text:p>333.25</text:p>
          </table:table-cell>
          <table:table-cell table:style-name="ce1" table:formula="of:=[.$B2]*[.G9]+[.$B3]" office:value-type="float" office:value="339.2" calcext:value-type="float">
            <text:p>339.20</text:p>
          </table:table-cell>
          <table:table-cell table:style-name="ce1" table:formula="of:=[.$B2]*[.H9]+[.$B3]" office:value-type="float" office:value="345.15" calcext:value-type="float">
            <text:p>345.15</text:p>
          </table:table-cell>
          <table:table-cell table:style-name="ce1" table:formula="of:=[.$B2]*[.I9]+[.$B3]" office:value-type="float" office:value="351.1" calcext:value-type="float">
            <text:p>351.10</text:p>
          </table:table-cell>
          <table:table-cell table:style-name="ce1" table:formula="of:=[.$B2]*[.J9]+[.$B3]" office:value-type="float" office:value="357.05" calcext:value-type="float">
            <text:p>357.05</text:p>
          </table:table-cell>
          <table:table-cell table:style-name="ce1" table:formula="of:=[.$B2]*[.K9]+[.$B3]" office:value-type="float" office:value="363" calcext:value-type="float">
            <text:p>363.00</text:p>
          </table:table-cell>
          <table:table-cell table:style-name="ce1"/>
        </table:table-row>
        <table:table-row table:style-name="ro1">
          <table:table-cell/>
          <table:table-cell table:style-name="ce1" table:formula="of:=COM.MICROSOFT.CONCAT([.B9];&quot;,&quot;)" office:value-type="string" office:string-value="82.7," calcext:value-type="string">
            <text:p>82.7,</text:p>
          </table:table-cell>
          <table:table-cell table:style-name="ce1" table:formula="of:=COM.MICROSOFT.CONCAT([.C9];&quot;,&quot;)" office:value-type="string" office:string-value="84.4," calcext:value-type="string">
            <text:p>84.4,</text:p>
          </table:table-cell>
          <table:table-cell table:style-name="ce1" table:formula="of:=COM.MICROSOFT.CONCAT([.D9];&quot;,&quot;)" office:value-type="string" office:string-value="86.1," calcext:value-type="string">
            <text:p>86.1,</text:p>
          </table:table-cell>
          <table:table-cell table:style-name="ce1" table:formula="of:=COM.MICROSOFT.CONCAT([.E9];&quot;,&quot;)" office:value-type="string" office:string-value="87.8," calcext:value-type="string">
            <text:p>87.8,</text:p>
          </table:table-cell>
          <table:table-cell table:style-name="ce1" table:formula="of:=COM.MICROSOFT.CONCAT([.F9];&quot;,&quot;)" office:value-type="string" office:string-value="89.5," calcext:value-type="string">
            <text:p>89.5,</text:p>
          </table:table-cell>
          <table:table-cell table:style-name="ce1" table:formula="of:=COM.MICROSOFT.CONCAT([.G9];&quot;,&quot;)" office:value-type="string" office:string-value="91.2," calcext:value-type="string">
            <text:p>91.2,</text:p>
          </table:table-cell>
          <table:table-cell table:style-name="ce1" table:formula="of:=COM.MICROSOFT.CONCAT([.H9];&quot;,&quot;)" office:value-type="string" office:string-value="92.9," calcext:value-type="string">
            <text:p>92.9,</text:p>
          </table:table-cell>
          <table:table-cell table:style-name="ce1" table:formula="of:=COM.MICROSOFT.CONCAT([.I9];&quot;,&quot;)" office:value-type="string" office:string-value="94.6," calcext:value-type="string">
            <text:p>94.6,</text:p>
          </table:table-cell>
          <table:table-cell table:style-name="ce1" table:formula="of:=COM.MICROSOFT.CONCAT([.J9];&quot;,&quot;)" office:value-type="string" office:string-value="96.3," calcext:value-type="string">
            <text:p>96.3,</text:p>
          </table:table-cell>
          <table:table-cell table:style-name="ce1" table:formula="of:=COM.MICROSOFT.CONCAT([.K9];&quot;,&quot;)" office:value-type="string" office:string-value="98," calcext:value-type="string">
            <text:p>98,</text:p>
          </table:table-cell>
          <table:table-cell/>
        </table:table-row>
        <table:table-row table:style-name="ro1">
          <table:table-cell/>
          <table:table-cell table:style-name="ce1" table:formula="of:=COM.MICROSOFT.CONCAT([.B10];&quot;,&quot;)" office:value-type="string" office:string-value="309.45," calcext:value-type="string">
            <text:p>309.45,</text:p>
          </table:table-cell>
          <table:table-cell table:style-name="ce1" table:formula="of:=COM.MICROSOFT.CONCAT([.C10];&quot;,&quot;)" office:value-type="string" office:string-value="315.4," calcext:value-type="string">
            <text:p>315.4,</text:p>
          </table:table-cell>
          <table:table-cell table:style-name="ce1" table:formula="of:=COM.MICROSOFT.CONCAT([.D10];&quot;,&quot;)" office:value-type="string" office:string-value="321.35," calcext:value-type="string">
            <text:p>321.35,</text:p>
          </table:table-cell>
          <table:table-cell table:style-name="ce1" table:formula="of:=COM.MICROSOFT.CONCAT([.E10];&quot;,&quot;)" office:value-type="string" office:string-value="327.3," calcext:value-type="string">
            <text:p>327.3,</text:p>
          </table:table-cell>
          <table:table-cell table:style-name="ce1" table:formula="of:=COM.MICROSOFT.CONCAT([.F10];&quot;,&quot;)" office:value-type="string" office:string-value="333.25," calcext:value-type="string">
            <text:p>333.25,</text:p>
          </table:table-cell>
          <table:table-cell table:style-name="ce1" table:formula="of:=COM.MICROSOFT.CONCAT([.G10];&quot;,&quot;)" office:value-type="string" office:string-value="339.2," calcext:value-type="string">
            <text:p>339.2,</text:p>
          </table:table-cell>
          <table:table-cell table:style-name="ce1" table:formula="of:=COM.MICROSOFT.CONCAT([.H10];&quot;,&quot;)" office:value-type="string" office:string-value="345.15," calcext:value-type="string">
            <text:p>345.15,</text:p>
          </table:table-cell>
          <table:table-cell table:style-name="ce1" table:formula="of:=COM.MICROSOFT.CONCAT([.I10];&quot;,&quot;)" office:value-type="string" office:string-value="351.1," calcext:value-type="string">
            <text:p>351.1,</text:p>
          </table:table-cell>
          <table:table-cell table:style-name="ce1" table:formula="of:=COM.MICROSOFT.CONCAT([.J10];&quot;,&quot;)" office:value-type="string" office:string-value="357.05," calcext:value-type="string">
            <text:p>357.05,</text:p>
          </table:table-cell>
          <table:table-cell table:style-name="ce1" table:formula="of:=COM.MICROSOFT.CONCAT([.K10];&quot;,&quot;)" office:value-type="string" office:string-value="363," calcext:value-type="string">
            <text:p>363,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formula="of:=[.B9]/10" office:value-type="float" office:value="8.27" calcext:value-type="float">
            <text:p>8.27</text:p>
          </table:table-cell>
          <table:table-cell table:formula="of:=[.C9]/10" office:value-type="float" office:value="8.44" calcext:value-type="float">
            <text:p>8.44</text:p>
          </table:table-cell>
          <table:table-cell table:formula="of:=[.D9]/10" office:value-type="float" office:value="8.61" calcext:value-type="float">
            <text:p>8.61</text:p>
          </table:table-cell>
          <table:table-cell table:formula="of:=[.E9]/10" office:value-type="float" office:value="8.78" calcext:value-type="float">
            <text:p>8.78</text:p>
          </table:table-cell>
          <table:table-cell table:formula="of:=[.F9]/10" office:value-type="float" office:value="8.95" calcext:value-type="float">
            <text:p>8.95</text:p>
          </table:table-cell>
          <table:table-cell table:formula="of:=[.G9]/10" office:value-type="float" office:value="9.12" calcext:value-type="float">
            <text:p>9.12</text:p>
          </table:table-cell>
          <table:table-cell table:formula="of:=[.H9]/10" office:value-type="float" office:value="9.29" calcext:value-type="float">
            <text:p>9.29</text:p>
          </table:table-cell>
          <table:table-cell table:formula="of:=[.I9]/10" office:value-type="float" office:value="9.46" calcext:value-type="float">
            <text:p>9.46</text:p>
          </table:table-cell>
          <table:table-cell table:formula="of:=[.J9]/10" office:value-type="float" office:value="9.63" calcext:value-type="float">
            <text:p>9.63</text:p>
          </table:table-cell>
          <table:table-cell table:formula="of:=[.K9]/10" office:value-type="float" office:value="9.8" calcext:value-type="float">
            <text:p>9.8</text:p>
          </table:table-cell>
          <table:table-cell/>
        </table:table-row>
        <table:table-row table:style-name="ro1">
          <table:table-cell/>
          <table:table-cell office:value-type="float" office:value="12.45" calcext:value-type="float">
            <text:p>12.45</text:p>
          </table:table-cell>
          <table:table-cell office:value-type="float" office:value="18.4" calcext:value-type="float">
            <text:p>18.4</text:p>
          </table:table-cell>
          <table:table-cell office:value-type="float" office:value="24.35" calcext:value-type="float">
            <text:p>24.35</text:p>
          </table:table-cell>
          <table:table-cell office:value-type="float" office:value="30.3" calcext:value-type="float">
            <text:p>30.3</text:p>
          </table:table-cell>
          <table:table-cell office:value-type="float" office:value="36.25" calcext:value-type="float">
            <text:p>36.25</text:p>
          </table:table-cell>
          <table:table-cell office:value-type="float" office:value="42.2" calcext:value-type="float">
            <text:p>42.2</text:p>
          </table:table-cell>
          <table:table-cell office:value-type="float" office:value="48.15" calcext:value-type="float">
            <text:p>48.15</text:p>
          </table:table-cell>
          <table:table-cell office:value-type="float" office:value="54.1" calcext:value-type="float">
            <text:p>54.1</text:p>
          </table:table-cell>
          <table:table-cell office:value-type="float" office:value="60.05" calcext:value-type="float">
            <text:p>60.0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table:style-name="ce1" table:formula="of:=COM.MICROSOFT.CONCAT([.B18];&quot;,&quot;)" office:value-type="string" office:string-value="8.27," calcext:value-type="string">
            <text:p>8.27,</text:p>
          </table:table-cell>
          <table:table-cell table:style-name="ce1" table:formula="of:=COM.MICROSOFT.CONCAT([.C18];&quot;,&quot;)" office:value-type="string" office:string-value="8.44," calcext:value-type="string">
            <text:p>8.44,</text:p>
          </table:table-cell>
          <table:table-cell table:style-name="ce1" table:formula="of:=COM.MICROSOFT.CONCAT([.D18];&quot;,&quot;)" office:value-type="string" office:string-value="8.61," calcext:value-type="string">
            <text:p>8.61,</text:p>
          </table:table-cell>
          <table:table-cell table:style-name="ce1" table:formula="of:=COM.MICROSOFT.CONCAT([.E18];&quot;,&quot;)" office:value-type="string" office:string-value="8.78," calcext:value-type="string">
            <text:p>8.78,</text:p>
          </table:table-cell>
          <table:table-cell table:style-name="ce1" table:formula="of:=COM.MICROSOFT.CONCAT([.F18];&quot;,&quot;)" office:value-type="string" office:string-value="8.95," calcext:value-type="string">
            <text:p>8.95,</text:p>
          </table:table-cell>
          <table:table-cell table:style-name="ce1" table:formula="of:=COM.MICROSOFT.CONCAT([.G18];&quot;,&quot;)" office:value-type="string" office:string-value="9.12," calcext:value-type="string">
            <text:p>9.12,</text:p>
          </table:table-cell>
          <table:table-cell table:style-name="ce1" table:formula="of:=COM.MICROSOFT.CONCAT([.H18];&quot;,&quot;)" office:value-type="string" office:string-value="9.29," calcext:value-type="string">
            <text:p>9.29,</text:p>
          </table:table-cell>
          <table:table-cell table:style-name="ce1" table:formula="of:=COM.MICROSOFT.CONCAT([.I18];&quot;,&quot;)" office:value-type="string" office:string-value="9.46," calcext:value-type="string">
            <text:p>9.46,</text:p>
          </table:table-cell>
          <table:table-cell table:style-name="ce1" table:formula="of:=COM.MICROSOFT.CONCAT([.J18];&quot;,&quot;)" office:value-type="string" office:string-value="9.63," calcext:value-type="string">
            <text:p>9.63,</text:p>
          </table:table-cell>
          <table:table-cell table:style-name="ce1" table:formula="of:=COM.MICROSOFT.CONCAT([.K18];&quot;,&quot;)" office:value-type="string" office:string-value="9.8," calcext:value-type="string">
            <text:p>9.8,</text:p>
          </table:table-cell>
          <table:table-cell/>
        </table:table-row>
        <table:table-row table:style-name="ro1">
          <table:table-cell/>
          <table:table-cell table:style-name="ce1" table:formula="of:=COM.MICROSOFT.CONCAT([.B19];&quot;,&quot;)" office:value-type="string" office:string-value="12.45," calcext:value-type="string">
            <text:p>12.45,</text:p>
          </table:table-cell>
          <table:table-cell table:style-name="ce1" table:formula="of:=COM.MICROSOFT.CONCAT([.C19];&quot;,&quot;)" office:value-type="string" office:string-value="18.4," calcext:value-type="string">
            <text:p>18.4,</text:p>
          </table:table-cell>
          <table:table-cell table:style-name="ce1" table:formula="of:=COM.MICROSOFT.CONCAT([.D19];&quot;,&quot;)" office:value-type="string" office:string-value="24.35," calcext:value-type="string">
            <text:p>24.35,</text:p>
          </table:table-cell>
          <table:table-cell table:style-name="ce1" table:formula="of:=COM.MICROSOFT.CONCAT([.E19];&quot;,&quot;)" office:value-type="string" office:string-value="30.3," calcext:value-type="string">
            <text:p>30.3,</text:p>
          </table:table-cell>
          <table:table-cell table:style-name="ce1" table:formula="of:=COM.MICROSOFT.CONCAT([.F19];&quot;,&quot;)" office:value-type="string" office:string-value="36.25," calcext:value-type="string">
            <text:p>36.25,</text:p>
          </table:table-cell>
          <table:table-cell table:style-name="ce1" table:formula="of:=COM.MICROSOFT.CONCAT([.G19];&quot;,&quot;)" office:value-type="string" office:string-value="42.2," calcext:value-type="string">
            <text:p>42.2,</text:p>
          </table:table-cell>
          <table:table-cell table:style-name="ce1" table:formula="of:=COM.MICROSOFT.CONCAT([.H19];&quot;,&quot;)" office:value-type="string" office:string-value="48.15," calcext:value-type="string">
            <text:p>48.15,</text:p>
          </table:table-cell>
          <table:table-cell table:style-name="ce1" table:formula="of:=COM.MICROSOFT.CONCAT([.I19];&quot;,&quot;)" office:value-type="string" office:string-value="54.1," calcext:value-type="string">
            <text:p>54.1,</text:p>
          </table:table-cell>
          <table:table-cell table:style-name="ce1" table:formula="of:=COM.MICROSOFT.CONCAT([.J19];&quot;,&quot;)" office:value-type="string" office:string-value="60.05," calcext:value-type="string">
            <text:p>60.05,</text:p>
          </table:table-cell>
          <table:table-cell table:style-name="ce1" table:formula="of:=COM.MICROSOFT.CONCAT([.K19];&quot;,&quot;)" office:value-type="string" office:string-value="66," calcext:value-type="string">
            <text:p>66,</text:p>
          </table:table-cell>
          <table:table-cell/>
        </table:table-row>
      </table:table>
      <table:table table:name="data_to_param" table:style-name="ta1">
        <table:shapes>
          <draw:frame draw:z-index="0" draw:style-name="gr1" draw:text-style-name="P1" svg:width="6.2988in" svg:height="3.5429in" svg:x="0.0394in" svg:y="0.5732in">
            <draw:object draw:notify-on-update-of-ranges="data_to_param.B2:data_to_param.J2 data_to_param.A3:data_to_param.A3 data_to_param.B3:data_to_param.J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0</text:p>
          </table:table-cell>
          <table:table-cell table:formula="of:=SLOPE([.B3:.J3];[.B2:.J2])" office:value-type="float" office:value="3.50501156515035" calcext:value-type="float">
            <text:p>3.51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b0</text:p>
          </table:table-cell>
          <table:table-cell table:formula="of:=INTERCEPT([.B3:.J3];[.B2:.J2])" office:value-type="float" office:value="-277.564379336931" calcext:value-type="float">
            <text:p>-277.56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w0</text:p>
          </table:table-cell>
          <table:table-cell table:formula="of:=SLOPE([.B28:.J28];[.B27:.J27])" office:value-type="float" office:value="35" calcext:value-type="float">
            <text:p>35.00</text:p>
          </table:table-cell>
        </table:table-row>
        <table:table-row table:style-name="ro1">
          <table:table-cell/>
          <table:table-cell office:value-type="float" office:value="8.27" calcext:value-type="float">
            <text:p>8.27</text:p>
          </table:table-cell>
          <table:table-cell office:value-type="float" office:value="8.44" calcext:value-type="float">
            <text:p>8.44</text:p>
          </table:table-cell>
          <table:table-cell office:value-type="float" office:value="8.61" calcext:value-type="float">
            <text:p>8.61</text:p>
          </table:table-cell>
          <table:table-cell office:value-type="float" office:value="8.78" calcext:value-type="float">
            <text:p>8.78</text:p>
          </table:table-cell>
          <table:table-cell office:value-type="float" office:value="8.95" calcext:value-type="float">
            <text:p>8.95</text:p>
          </table:table-cell>
          <table:table-cell office:value-type="float" office:value="9.12" calcext:value-type="float">
            <text:p>9.12</text:p>
          </table:table-cell>
          <table:table-cell office:value-type="float" office:value="9.29" calcext:value-type="float">
            <text:p>9.29</text:p>
          </table:table-cell>
          <table:table-cell office:value-type="float" office:value="9.46" calcext:value-type="float">
            <text:p>9.46</text:p>
          </table:table-cell>
          <table:table-cell office:value-type="float" office:value="9.63" calcext:value-type="float">
            <text:p>9.6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b0</text:p>
          </table:table-cell>
          <table:table-cell table:formula="of:=INTERCEPT([.B28:.J28];[.B27:.J27])" office:value-type="float" office:value="-277" calcext:value-type="float">
            <text:p>-277.00</text:p>
          </table:table-cell>
        </table:table-row>
        <table:table-row table:style-name="ro1">
          <table:table-cell/>
          <table:table-cell office:value-type="float" office:value="12.45" calcext:value-type="float">
            <text:p>12.45</text:p>
          </table:table-cell>
          <table:table-cell office:value-type="float" office:value="18.4" calcext:value-type="float">
            <text:p>18.4</text:p>
          </table:table-cell>
          <table:table-cell office:value-type="float" office:value="24.35" calcext:value-type="float">
            <text:p>24.35</text:p>
          </table:table-cell>
          <table:table-cell office:value-type="float" office:value="30.3" calcext:value-type="float">
            <text:p>30.3</text:p>
          </table:table-cell>
          <table:table-cell office:value-type="float" office:value="36.25" calcext:value-type="float">
            <text:p>36.25</text:p>
          </table:table-cell>
          <table:table-cell office:value-type="float" office:value="42.2" calcext:value-type="float">
            <text:p>42.2</text:p>
          </table:table-cell>
          <table:table-cell office:value-type="float" office:value="48.15" calcext:value-type="float">
            <text:p>48.15</text:p>
          </table:table-cell>
          <table:table-cell office:value-type="float" office:value="54.1" calcext:value-type="float">
            <text:p>54.1</text:p>
          </table:table-cell>
          <table:table-cell office:value-type="float" office:value="60.05" calcext:value-type="float">
            <text:p>60.0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20:18:21.417665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  <dc:date>2024-03-04T20:29:49.275103636</dc:date>
    <meta:editing-duration>PT1H6M24S</meta:editing-duration>
    <meta:editing-cycles>20</meta:editing-cycles>
    <meta:document-statistic meta:table-count="2" meta:cell-count="18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52cm" svg:y="4.198cm" style:legend-expansion="high" chart:style-name="ch2"/>
        <chart:plot-area chart:style-name="ch3" table:cell-range-address="data_to_param.B2:data_to_param.J3 data_to_param.A3:data_to_param.A3" chart:data-source-has-labels="column" svg:x="0.32cm" svg:y="0.18cm" svg:width="14.012cm" svg:height="8.64cm">
          <chart:coordinate-region svg:x="0.952cm" svg:y="0.382cm" svg:width="13.082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to_param.B3:data_to_param.J3" chart:label-cell-address="data_to_param.A3:data_to_param.A3" chart:class="chart:scatter">
            <chart:domain table:cell-range-address="data_to_param.B2:data_to_param.J2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2">
                <text:p>82</text:p>
                <draw:g>
                  <svg:desc>data_to_param.B2:data_to_param.J2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age</text:p>
                <draw:g>
                  <svg:desc>data_to_param.A3:data_to_param.A3</svg:desc>
                </draw:g>
              </table:table-cell>
              <table:table-cell office:value-type="float" office:value="10">
                <text:p>10</text:p>
                <draw:g>
                  <svg:desc>data_to_param.B3:data_to_param.J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